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6201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6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7" office:value-type="string" calcext:value-type="string">
            <text:p>00 0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7" office:value-type="string" calcext:value-type="string">
            <text:p>00 0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7" office:value-type="string" calcext:value-type="string">
            <text:p>00 0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7" office:value-type="string" calcext:value-type="string">
            <text:p>00 0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7" office:value-type="string" calcext:value-type="string">
            <text:p>00 0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7" office:value-type="string" calcext:value-type="string">
            <text:p>00 0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7" office:value-type="string" calcext:value-type="string">
            <text:p>00 0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7" office:value-type="string" calcext:value-type="string">
            <text:p>00 0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7" office:value-type="string" calcext:value-type="string">
            <text:p>00 0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7" office:value-type="string" calcext:value-type="string">
            <text:p>00 0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7" office:value-type="string" calcext:value-type="string">
            <text:p>00 0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7" office:value-type="string" calcext:value-type="string">
            <text:p>00 0111 S dddd ssss 1 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7" office:value-type="string" calcext:value-type="string">
            <text:p>00 0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7" office:value-type="string" calcext:value-type="string">
            <text:p>00 0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7" office:value-type="string" calcext:value-type="string">
            <text:p>00 00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7" office:value-type="string" calcext:value-type="string">
            <text:p>00 00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7" office:value-type="string" calcext:value-type="string">
            <text:p>00 1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7" office:value-type="string" calcext:value-type="string">
            <text:p>00 1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mp 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eq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n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l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l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g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o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no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c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jnc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Mem</text:p>
          </table:table-cell>
          <table:table-cell office:value-type="string" calcext:value-type="string">
            <text:p>ld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s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wi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00:00:03.358470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19T14:55:39.908463231</dc:date>
    <meta:editing-duration>PT1H24M16S</meta:editing-duration>
    <meta:editing-cycles>12</meta:editing-cycles>
    <meta:generator>LibreOffice/4.1.3.2$Linux_X86_64 LibreOffice_project/410$Build-2</meta:generator>
    <meta:document-statistic meta:table-count="1" meta:cell-count="158" meta:object-count="0"/>
  </office:meta>
</office:document-meta>
</file>